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F" svg:font-family="" style:font-family-generic="roman"/>
    <style:font-face style:name="Sans" svg:font-family="Sans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378in"/>
    </style:style>
    <style:style style:name="co2" style:family="table-column">
      <style:table-column-properties fo:break-before="auto" style:column-width="1.2571in"/>
    </style:style>
    <style:style style:name="co3" style:family="table-column">
      <style:table-column-properties fo:break-before="auto" style:column-width="0.4744in"/>
    </style:style>
    <style:style style:name="co4" style:family="table-column">
      <style:table-column-properties fo:break-before="auto" style:column-width="0.9043in"/>
    </style:style>
    <style:style style:name="co5" style:family="table-column">
      <style:table-column-properties fo:break-before="auto" style:column-width="2.139in"/>
    </style:style>
    <style:style style:name="co6" style:family="table-column">
      <style:table-column-properties fo:break-before="auto" style:column-width="0.7984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220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map style:condition="is-true-formula(NOT(OR(ISBLANK([Sheet1.Q2]);[Sheet1.Q2])))" style:apply-style-name="Excel_5f_CondFormat_5f_1_5f_1_5f_1" style:base-cell-address="Sheet1.A2"/>
      <style:map style:condition="is-true-formula(NOT(AND(ISBLANK([Sheet1.M2]);ISBLANK([Sheet1.O2]))))" style:apply-style-name="Excel_5f_CondFormat_5f_1_5f_1_5f_2" style:base-cell-address="Sheet1.A2"/>
    </style:style>
    <style:style style:name="ce4" style:family="table-cell" style:parent-style-name="Default">
      <style:text-properties fo:language="en" fo:country="US"/>
      <style:map style:condition="is-true-formula([Sheet1.$J35]&gt;COLUMN([Sheet1.E35])-3)" style:apply-style-name="Excel_5f_CondFormat_5f_1_5f_1_5f_1" style:base-cell-address="Sheet1.E35"/>
    </style:style>
    <style:style style:name="ce5" style:family="table-cell" style:parent-style-name="Default">
      <style:map style:condition="is-true-formula([Sheet1.$J2]&gt;COLUMN([Sheet1.C2])-3)" style:apply-style-name="Excel_5f_CondFormat_5f_1_5f_2_5f_1" style:base-cell-address="Sheet1.C2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9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map style:condition="is-true-formula(AND(NOT(ISBLANK([Sheet1.M2]));IF(ISERROR([Sheet1.A2]);ERRORTYPE([Sheet1.A2])=ERRORTYPE([Sheet1.M2]);[Sheet1.A2]=[Sheet1.M2])))" style:apply-style-name="Excel_5f_CondFormat_5f_1_5f_3_5f_1" style:base-cell-address="Sheet1.M2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column table:style-name="co4" table:default-cell-style-name="ce7"/>
        <table:table-column table:style-name="co5" table:default-cell-style-name="ce2"/>
        <table:table-column table:style-name="co6" table:number-columns-repeated="245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6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9" office:value-type="string">
            <text:p>Excel says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MATCH([.C2];[.D2:.F2];1)" office:value-type="float" office:value="0">
            <text:p>#N/A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500">
            <text:p>50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office:value-type="string">
            <text:p>MATCH (ascending)</text:p>
          </table:table-cell>
          <table:table-cell office:value-type="string">
            <text:p>MATCH 1.0</text:p>
          </table:table-cell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1">
            <text:p>1</text:p>
          </table:table-cell>
          <table:table-cell table:formula="oooc:=MATCH([.C3];[.D3:.F3];1)" office:value-type="float" office:value="1">
            <text:p>1</text:p>
          </table:table-cell>
          <table:table-cell table:number-columns-repeated="2"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500">
            <text:p>50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MATCH([.C4];[.D4:.F4];1)" office:value-type="float" office:value="1">
            <text:p>1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500">
            <text:p>50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MATCH([.C5];[.D5:.F5];1)" office:value-type="float" office:value="1">
            <text:p>1</text:p>
          </table:table-cell>
          <table:table-cell table:style-name="ce4" office:value-type="float" office:value="199">
            <text:p>199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500">
            <text:p>50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6];[.D6:.F6];1)" office:value-type="float" office:value="2">
            <text:p>2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500">
            <text:p>50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7];[.D7:.F7];1)" office:value-type="float" office:value="2">
            <text:p>2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500">
            <text:p>50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MATCH([.C8];[.D8:.F8];1)" office:value-type="float" office:value="3">
            <text:p>3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500">
            <text:p>50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MATCH([.C9];[.D9:.F9];1)" office:value-type="float" office:value="3">
            <text:p>3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500">
            <text:p>50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10];[.D10:.F10])" office:value-type="float" office:value="2">
            <text:p>2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0">
            <text:p>3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MATCH([.C11];[.D11:.F11]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0">
            <text:p>3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3">
            <text:p>3</text:p>
          </table:table-cell>
          <table:table-cell table:formula="oooc:=MATCH([.C13];[.D13:.F13];-1)" office:value-type="float" office:value="3">
            <text:p>3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100">
            <text:p>10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office:value-type="string">
            <text:p>MATCH (descending)</text:p>
          </table:table-cell>
          <table:table-cell office:value-type="string">
            <text:p>MATCH -1.0</text:p>
          </table:table-cell>
          <table:table-cell table:number-columns-repeated="244"/>
        </table:table-row>
        <table:table-row table:style-name="ro2">
          <table:table-cell office:value-type="float" office:value="3">
            <text:p>3</text:p>
          </table:table-cell>
          <table:table-cell table:formula="oooc:=MATCH([.C14];[.D14:.F14];-1)" office:value-type="float" office:value="3">
            <text:p>3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100">
            <text:p>10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15];[.D15:.F15];-1)" office:value-type="float" office:value="2">
            <text:p>2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100">
            <text:p>10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16];[.D16:.F16];-1)" office:value-type="float" office:value="2">
            <text:p>2</text:p>
          </table:table-cell>
          <table:table-cell table:style-name="ce4" office:value-type="float" office:value="199">
            <text:p>199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100">
            <text:p>10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17];[.D17:.F17];-1)" office:value-type="float" office:value="2">
            <text:p>2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100">
            <text:p>10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MATCH([.C18];[.D18:.F18];-1)" office:value-type="float" office:value="1">
            <text:p>1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100">
            <text:p>10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MATCH([.C19];[.D19:.F19];-1)" office:value-type="float" office:value="1">
            <text:p>1</text:p>
          </table:table-cell>
          <table:table-cell table:number-columns-repeated="2" table:style-name="ce4" office:value-type="float" office:value="500">
            <text:p>50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100">
            <text:p>10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MATCH([.C20];[.D20:.F20];-1)" office:value-type="float" office:value="0">
            <text:p>#N/A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100">
            <text:p>10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1">
            <text:p>1</text:p>
          </table:table-cell>
          <table:table-cell table:formula="oooc:=MATCH([.C21];[.D21:.F21];-1)" office:value-type="float" office:value="1">
            <text:p>1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22];[.D22:.F22];-1)" office:value-type="float" office:value="2">
            <text:p>2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string">
            <text:p>!NUM:NA</text:p>
          </table:table-cell>
          <table:table-cell table:formula="oooc:=MATCH([.C24];[.D24:.F24];0)" office:value-type="float" office:value="0">
            <text:p>#N/A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500">
            <text:p>50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office:value-type="string">
            <text:p>MATCH (equality)</text:p>
          </table:table-cell>
          <table:table-cell office:value-type="string">
            <text:p>MATCH 0.0</text:p>
          </table:table-cell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1">
            <text:p>1</text:p>
          </table:table-cell>
          <table:table-cell table:formula="oooc:=MATCH([.C25];[.D25:.F25];0)" office:value-type="float" office:value="1">
            <text:p>1</text:p>
          </table:table-cell>
          <table:table-cell table:number-columns-repeated="2"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500">
            <text:p>50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MATCH([.C26];[.D26:.F26];0)" office:value-type="float" office:value="0">
            <text:p>#N/A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500">
            <text:p>50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MATCH([.C27];[.D27:.F27];0)" office:value-type="float" office:value="0">
            <text:p>#N/A</text:p>
          </table:table-cell>
          <table:table-cell table:style-name="ce4" office:value-type="float" office:value="199">
            <text:p>199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500">
            <text:p>50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2">
            <text:p>2</text:p>
          </table:table-cell>
          <table:table-cell table:formula="oooc:=MATCH([.C28];[.D28:.F28];0)" office:value-type="float" office:value="2">
            <text:p>2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500">
            <text:p>50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MATCH([.C29];[.D29:.F29];0)" office:value-type="float" office:value="0">
            <text:p>#N/A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500">
            <text:p>50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3">
            <text:p>3</text:p>
          </table:table-cell>
          <table:table-cell table:formula="oooc:=MATCH([.C30];[.D30:.F30];0)" office:value-type="float" office:value="3">
            <text:p>3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500">
            <text:p>50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MATCH([.C31];[.D31:.F31];0)" office:value-type="float" office:value="0">
            <text:p>#N/A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500">
            <text:p>50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MATCH([.C32];[.D32:.F32];0)" office:value-type="float" office:value="0">
            <text:p>#N/A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0">
            <text:p>3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2">
            <text:p>2</text:p>
          </table:table-cell>
          <table:table-cell table:formula="oooc:=MATCH([.C33];[.D33:.F33];0)" office:value-type="float" office:value="2">
            <text:p>2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0">
            <text:p>3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2">
            <text:p>2</text:p>
          </table:table-cell>
          <table:table-cell table:formula="oooc:=MATCH([.C34];[.D34:.F34];0)" office:value-type="float" office:value="2">
            <text:p>2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 table:number-rows-repeated="2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6">
            <text:p>6</text:p>
          </table:table-cell>
          <table:table-cell table:formula="oooc:=INDEX([.C37:.E37];2)" office:value-type="float" office:value="0">
            <text:p>Err:50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INDEX (1-dim)</text:p>
          </table:table-cell>
          <table:table-cell office:value-type="string">
            <text:p>INDEX</text:p>
          </table:table-cell>
          <table:table-cell table:number-columns-repeated="244"/>
        </table:table-row>
        <table:table-row table:style-name="ro2">
          <table:table-cell office:value-type="float" office:value="9">
            <text:p>9</text:p>
          </table:table-cell>
          <table:table-cell table:formula="oooc:=INDEX([.C38:.E38];2)" office:value-type="float" office:value="0">
            <text:p>Err:504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5">
            <text:p>5</text:p>
          </table:table-cell>
          <table:table-cell table:formula="oooc:=INDEX([.D40:.F40];[.C40])" office:value-type="float" office:value="0">
            <text:p>Err:50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8">
            <text:p>8</text:p>
          </table:table-cell>
          <table:table-cell table:formula="oooc:=INDEX([.D41:.F41];[.C41])" office:value-type="float" office:value="0">
            <text:p>Err:50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6">
            <text:p>6</text:p>
          </table:table-cell>
          <table:table-cell table:formula="oooc:=INDEX([.D42:.F42];[.C42])" office:value-type="float" office:value="0">
            <text:p>#VALUE!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INDEX([.D43:.F43];[.C43])" office:value-type="float" office:value="0">
            <text:p>#VALUE!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INDEX([.D44:.F44];[.C44])" office:value-type="float" office:value="0">
            <text:p>Err:50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REF!</text:p>
          </table:table-cell>
          <table:table-cell table:number-columns-repeated="243"/>
        </table:table-row>
        <table:table-row table:style-name="ro2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0">
            <text:p>0</text:p>
          </table:table-cell>
          <table:table-cell table:formula="oooc:=INDEX([.D46:.F46];[.C46])" office:value-type="float" office:value="0">
            <text:p>Err:504</text:p>
          </table:table-cell>
          <table:table-cell table:style-name="ce4" office:value-type="float" office:value="2">
            <text:p>2</text:p>
          </table:table-cell>
          <table:table-cell table:style-name="ce4" table:number-columns-repeated="6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INDEX([.D47:.F47];[.C47])" office:value-type="float" office:value="0">
            <text:p>Err:504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style-name="ce4" table:number-columns-repeated="4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9">
            <text:p>9</text:p>
          </table:table-cell>
          <table:table-cell table:formula="oooc:=INDEX([.C49:.E50];2;2)" office:value-type="float" office:value="9">
            <text:p>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INDEX (2-dim)</text:p>
          </table:table-cell>
          <table:table-cell table:number-columns-repeated="245"/>
        </table:table-row>
        <table:table-row table:style-name="ro2">
          <table:table-cell office:value-type="float" office:value="9">
            <text:p>9</text:p>
          </table:table-cell>
          <table:table-cell table:formula="oooc:=INDEX([.C50:.E50];1;2)" office:value-type="float" office:value="9">
            <text:p>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1">
            <text:p>11</text:p>
          </table:table-cell>
          <table:table-cell table:formula="oooc:=INDEX([.F$52:.G$53];[.C52];[.D52])" office:value-type="float" office:value="11">
            <text:p>1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table:style-name="ce4" office:value-type="float" office:value="11">
            <text:p>11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2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3">
            <text:p>13</text:p>
          </table:table-cell>
          <table:table-cell table:formula="oooc:=INDEX([.F$52:.G$53];[.C53];[.D53])" office:value-type="float" office:value="13">
            <text:p>1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/>
          <table:table-cell table:style-name="ce4" office:value-type="float" office:value="12">
            <text:p>12</text:p>
          </table:table-cell>
          <table:table-cell table:style-name="ce4" office:value-type="float" office:value="14">
            <text:p>14</text:p>
          </table:table-cell>
          <table:table-cell table:style-name="ce4" table:number-columns-repeated="2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2">
            <text:p>12</text:p>
          </table:table-cell>
          <table:table-cell table:formula="oooc:=INDEX([.F$52:.G$53];[.C54];[.D54])" office:value-type="float" office:value="12">
            <text:p>1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4">
            <text:p>14</text:p>
          </table:table-cell>
          <table:table-cell table:formula="oooc:=INDEX([.F$52:.G$53];[.C55];[.D55])" office:value-type="float" office:value="14">
            <text:p>1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1">
            <text:p>11</text:p>
          </table:table-cell>
          <table:table-cell table:formula="oooc:=INDEX([.C57:.D58];1;1)" office:value-type="float" office:value="11">
            <text:p>11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2">
            <text:p>12</text:p>
          </table:table-cell>
          <table:table-cell table:formula="oooc:=INDEX([.C58:.D58];1;1)" office:value-type="float" office:value="12">
            <text:p>12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4">
            <text:p>14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1">
            <text:p>11</text:p>
          </table:table-cell>
          <table:table-cell table:formula="oooc:=INDEX([.F$60:.G$61];[.C60];[.D60])" office:value-type="float" office:value="11">
            <text:p>1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table:style-name="ce4" office:value-type="float" office:value="11">
            <text:p>11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14">
            <text:p>14</text:p>
          </table:table-cell>
          <table:table-cell table:formula="oooc:=INDEX([.F$61:.G$61];[.C61];[.D61])" office:value-type="float" office:value="14">
            <text:p>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/>
          <table:table-cell table:style-name="ce4" office:value-type="float" office:value="12">
            <text:p>12</text:p>
          </table:table-cell>
          <table:table-cell table:style-name="ce4" office:value-type="float" office:value="14">
            <text:p>14</text:p>
          </table:table-cell>
          <table:table-cell table:style-name="ce4" table:number-columns-repeated="2"/>
          <table:table-cell office:value-type="float" office:value="5">
            <text:p>5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table:style-name="ce3" office:value-type="string">
            <text:p>!NUM:FE</text:p>
          </table:table-cell>
          <table:table-cell table:style-name="Default" table:formula="oooc:=INDEX([.E63:.G63];[.D63];[.C63])" office:value-type="float" office:value="0">
            <text:p>Err:50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 office:value-type="float" office:value="2">
            <text:p>2</text:p>
          </table:table-cell>
          <table:table-cell table:style-name="Default" office:value-type="string">
            <text:p>INDEX (1-dim, 2-idx)</text:p>
          </table:table-cell>
          <table:table-cell table:style-name="Default"/>
          <table:table-cell table:style-name="ce10"/>
          <table:table-cell table:style-name="Default" table:number-columns-repeated="243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Default" table:formula="oooc:=INDEX([.E64:.G64];0;[.C64])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10"/>
          <table:table-cell table:style-name="Default" table:number-columns-repeated="243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Default" table:formula="oooc:=INDEX([.E65:.G65];[.D65];[.C65])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10"/>
          <table:table-cell table:style-name="Default" table:number-columns-repeated="243"/>
        </table:table-row>
        <table:table-row table:style-name="ro2">
          <table:table-cell table:style-name="ce3" office:value-type="string">
            <text:p>!NUM:FE</text:p>
          </table:table-cell>
          <table:table-cell table:style-name="Default" table:formula="oooc:=INDEX([.E66:.G66];[.D66];[.C66])" office:value-type="float" office:value="0">
            <text:p>Err:504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10"/>
          <table:table-cell table:style-name="Default" table:number-columns-repeated="243"/>
        </table:table-row>
        <table:table-row table:style-name="ro2">
          <table:table-cell table:style-name="ce3"/>
          <table:table-cell table:style-name="Default"/>
          <table:table-cell table:style-name="ce5" table:number-columns-repeated="7"/>
          <table:table-cell table:style-name="ce8"/>
          <table:table-cell table:style-name="Default" table:number-columns-repeated="2"/>
          <table:table-cell table:style-name="ce10"/>
          <table:table-cell table:style-name="Default" table:number-columns-repeated="243"/>
        </table:table-row>
        <table:table-row table:style-name="ro2">
          <table:table-cell table:style-name="ce3" office:value-type="string">
            <text:p>!NUM:FE</text:p>
          </table:table-cell>
          <table:table-cell table:style-name="Default" table:formula="oooc:=INDEX([.E$68:.E$70];[.C68];[.D68])" office:value-type="float" office:value="0">
            <text:p>Err:50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4"/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10"/>
          <table:table-cell table:style-name="Default" table:number-columns-repeated="243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Default" table:formula="oooc:=INDEX([.E$68:.E$70];[.C69];0)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1">
            <text:p>11</text:p>
          </table:table-cell>
          <table:table-cell table:style-name="ce5" table:number-columns-repeated="4"/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10"/>
          <table:table-cell table:style-name="Default" table:number-columns-repeated="243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Default" table:formula="oooc:=INDEX([.E$68:.E$70];[.C70];[.D70])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2">
            <text:p>12</text:p>
          </table:table-cell>
          <table:table-cell table:style-name="ce5" table:number-columns-repeated="4"/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10"/>
          <table:table-cell table:style-name="Default" table:number-columns-repeated="243"/>
        </table:table-row>
        <table:table-row table:style-name="ro2">
          <table:table-cell table:style-name="ce3" office:value-type="string">
            <text:p>!NUM:FE</text:p>
          </table:table-cell>
          <table:table-cell table:style-name="Default" table:formula="oooc:=INDEX([.E$68:.E$70];[.C71];[.D71])" office:value-type="float" office:value="0">
            <text:p>Err:504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table:number-columns-repeated="5"/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10"/>
          <table:table-cell table:style-name="Default" table:number-columns-repeated="243"/>
        </table:table-row>
        <table:table-row table:style-name="ro2">
          <table:table-cell/>
          <table:table-cell table:style-name="Default"/>
          <table:table-cell table:style-name="ce5" table:number-columns-repeated="7"/>
          <table:table-cell table:style-name="ce8"/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style-name="Default" table:formula="oooc:=INDEX([.E$75:.F$76];[.C73];1)" office:value-type="float" office:value="0">
            <text:p>Err:504</text:p>
          </table:table-cell>
          <table:table-cell table:style-name="ce5" office:value-type="float" office:value="-1">
            <text:p>-1</text:p>
          </table:table-cell>
          <table:table-cell table:style-name="ce5" table:number-columns-repeated="6"/>
          <table:table-cell table:style-name="ce8" office:value-type="float" office:value="1">
            <text:p>1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style-name="Default" table:formula="oooc:=INDEX([.E$75:.F$76];[.C74];1)" office:value-type="float" office:value="0">
            <text:p>#VALUE!</text:p>
          </table:table-cell>
          <table:table-cell table:style-name="ce5" office:value-type="float" office:value="0">
            <text:p>0</text:p>
          </table:table-cell>
          <table:table-cell table:style-name="ce5" table:number-columns-repeated="6"/>
          <table:table-cell table:style-name="ce8" office:value-type="float" office:value="1">
            <text:p>1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11">
            <text:p>11</text:p>
          </table:table-cell>
          <table:table-cell table:style-name="Default" table:formula="oooc:=INDEX([.E$75:.F$76];[.C75];1)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1">
            <text:p>11</text:p>
          </table:table-cell>
          <table:table-cell table:style-name="ce5" office:value-type="float" office:value="13">
            <text:p>13</text:p>
          </table:table-cell>
          <table:table-cell table:style-name="ce5" table:number-columns-repeated="3"/>
          <table:table-cell table:style-name="ce8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2">
            <text:p>12</text:p>
          </table:table-cell>
          <table:table-cell table:style-name="Default" table:formula="oooc:=INDEX([.E$75:.F$76];[.C76];1)" office:value-type="float" office:value="12">
            <text:p>12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2">
            <text:p>12</text:p>
          </table:table-cell>
          <table:table-cell table:style-name="ce5" office:value-type="float" office:value="14">
            <text:p>14</text:p>
          </table:table-cell>
          <table:table-cell table:style-name="ce5" table:number-columns-repeated="3"/>
          <table:table-cell table:style-name="ce8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style-name="Default" table:formula="oooc:=INDEX([.E$75:.F$76];[.C77];1)" office:value-type="float" office:value="0">
            <text:p>Err:504</text:p>
          </table:table-cell>
          <table:table-cell table:style-name="ce5" office:value-type="float" office:value="3">
            <text:p>3</text:p>
          </table:table-cell>
          <table:table-cell table:style-name="ce5" table:number-columns-repeated="6"/>
          <table:table-cell table:style-name="ce8" office:value-type="float" office:value="1">
            <text:p>1</text:p>
          </table:table-cell>
          <table:table-cell table:number-columns-repeated="2"/>
          <table:table-cell office:value-type="string">
            <text:p>#REF!</text:p>
          </table:table-cell>
          <table:table-cell table:number-columns-repeated="243"/>
        </table:table-row>
        <table:table-row table:style-name="ro2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string">
            <text:p>one</text:p>
          </table:table-cell>
          <table:table-cell table:formula="oooc:=INDEX([.D79:.E79];[.C79])" office:value-type="float" office:value="0">
            <text:p>#VALUE!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one</text:p>
          </table:table-cell>
          <table:table-cell table:style-name="ce4" office:value-type="string">
            <text:p>two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INDEX (return string)</text:p>
          </table:table-cell>
          <table:table-cell table:number-columns-repeated="245"/>
        </table:table-row>
        <table:table-row table:style-name="ro2">
          <table:table-cell office:value-type="string">
            <text:p>two</text:p>
          </table:table-cell>
          <table:table-cell table:formula="oooc:=INDEX([.D80:.E80];[.C80])" office:value-type="float" office:value="0">
            <text:p>Err:504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one</text:p>
          </table:table-cell>
          <table:table-cell table:style-name="ce4" office:value-type="string">
            <text:p>two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2">
            <text:p>12</text:p>
          </table:table-cell>
          <table:table-cell table:formula="oooc:=LOOKUP([.C82];[.D82:.F82];[.G82:.I82])" office:value-type="float" office:value="12">
            <text:p>12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LOOKUP (vectors horiz.)</text:p>
          </table:table-cell>
          <table:table-cell office:value-type="string">
            <text:p>LOOKUP</text:p>
          </table:table-cell>
          <table:table-cell table:number-columns-repeated="244"/>
        </table:table-row>
        <table:table-row table:style-name="ro2">
          <table:table-cell office:value-type="float" office:value="11">
            <text:p>11</text:p>
          </table:table-cell>
          <table:table-cell table:formula="oooc:=LOOKUP([.C83];[.D83:.F83];[.G83:.I83])" office:value-type="float" office:value="11">
            <text:p>1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12">
            <text:p>12</text:p>
          </table:table-cell>
          <table:table-cell table:formula="oooc:=LOOKUP([.C84];[.D84:.F84];[.G84:.I84])" office:value-type="float" office:value="12">
            <text:p>12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string">
            <text:p>!NUM:NA</text:p>
          </table:table-cell>
          <table:table-cell table:formula="oooc:=LOOKUP([.C85];[.D85:.F85];[.G85:.I85])" office:value-type="float" office:value="0">
            <text:p>#N/A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1">
            <text:p>11</text:p>
          </table:table-cell>
          <table:table-cell table:formula="oooc:=LOOKUP([.C87];[.D$87:.D$89];[.E$87:.E$89])" office:value-type="float" office:value="11">
            <text:p>1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LOOKUP (vectors vert.)</text:p>
          </table:table-cell>
          <table:table-cell table:number-columns-repeated="245"/>
        </table:table-row>
        <table:table-row table:style-name="ro2">
          <table:table-cell office:value-type="float" office:value="12">
            <text:p>12</text:p>
          </table:table-cell>
          <table:table-cell table:formula="oooc:=LOOKUP([.C88];[.D$87:.D$89];[.E$87:.E$89])" office:value-type="float" office:value="12">
            <text:p>12</text:p>
          </table:table-cell>
          <table:table-cell table:number-columns-repeated="2" table:style-name="ce4" office:value-type="float" office:value="20">
            <text:p>20</text:p>
          </table:table-cell>
          <table:table-cell table:style-name="ce4" office:value-type="float" office:value="12">
            <text:p>12</text:p>
          </table:table-cell>
          <table:table-cell table:style-name="ce4" table:number-columns-repeated="4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2">
            <text:p>12</text:p>
          </table:table-cell>
          <table:table-cell table:formula="oooc:=LOOKUP([.C89];[.D$87:.D$89];[.E$87:.E$89])" office:value-type="float" office:value="12">
            <text:p>12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4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LOOKUP([.C90];[.D$87:.D$89];[.E$87:.E$89])" office:value-type="float" office:value="0">
            <text:p>#N/A</text:p>
          </table:table-cell>
          <table:table-cell table:style-name="ce4" office:value-type="float" office:value="9">
            <text:p>9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22">
            <text:p>22</text:p>
          </table:table-cell>
          <table:table-cell table:formula="oooc:=LOOKUP([.C92];[.D$92:.G$94])" office:value-type="float" office:value="24">
            <text:p>24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">
            <text:p>40</text:p>
          </table:table-cell>
          <table:table-cell table:style-name="ce4" table:number-columns-repeated="2"/>
          <table:table-cell office:value-type="float" office:value="5">
            <text:p>5</text:p>
          </table:table-cell>
          <table:table-cell office:value-type="string">
            <text:p>LOOKUP (array horiz)</text:p>
          </table:table-cell>
          <table:table-cell table:number-columns-repeated="245"/>
        </table:table-row>
        <table:table-row table:style-name="ro2">
          <table:table-cell office:value-type="float" office:value="23">
            <text:p>23</text:p>
          </table:table-cell>
          <table:table-cell table:formula="oooc:=LOOKUP([.C93];[.D$92:.G$94])" office:value-type="float" office:value="24">
            <text:p>24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table:number-columns-repeated="2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3">
            <text:p>23</text:p>
          </table:table-cell>
          <table:table-cell table:formula="oooc:=LOOKUP([.C94];[.D$92:.G$94])" office:value-type="float" office:value="24">
            <text:p>24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table:number-columns-repeated="2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21">
            <text:p>21</text:p>
          </table:table-cell>
          <table:table-cell table:formula="oooc:=LOOKUP([.C96];[.D$96:.F$98])" office:value-type="float" office:value="21">
            <text:p>2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21">
            <text:p>21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office:value-type="string">
            <text:p>LOOKUP (array square)</text:p>
          </table:table-cell>
          <table:table-cell table:number-columns-repeated="245"/>
        </table:table-row>
        <table:table-row table:style-name="ro2">
          <table:table-cell office:value-type="float" office:value="22">
            <text:p>22</text:p>
          </table:table-cell>
          <table:table-cell table:formula="oooc:=LOOKUP([.C97];[.D$96:.F$98])" office:value-type="float" office:value="22">
            <text:p>22</text:p>
          </table:table-cell>
          <table:table-cell table:number-columns-repeated="2" table:style-name="ce4" office:value-type="float" office:value="20">
            <text:p>20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22">
            <text:p>22</text:p>
          </table:table-cell>
          <table:table-cell table:style-name="ce4" table:number-columns-repeated="3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2">
            <text:p>22</text:p>
          </table:table-cell>
          <table:table-cell table:formula="oooc:=LOOKUP([.C98];[.D$96:.F$98])" office:value-type="float" office:value="22">
            <text:p>22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23">
            <text:p>23</text:p>
          </table:table-cell>
          <table:table-cell table:style-name="ce4" table:number-columns-repeated="3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21">
            <text:p>21</text:p>
          </table:table-cell>
          <table:table-cell table:formula="oooc:=LOOKUP([.C100];[.D$100:.F$103])" office:value-type="float" office:value="21">
            <text:p>2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21">
            <text:p>21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office:value-type="string">
            <text:p>LOOKUP (array vert)</text:p>
          </table:table-cell>
          <table:table-cell table:number-columns-repeated="245"/>
        </table:table-row>
        <table:table-row table:style-name="ro2">
          <table:table-cell office:value-type="float" office:value="22">
            <text:p>22</text:p>
          </table:table-cell>
          <table:table-cell table:formula="oooc:=LOOKUP([.C101];[.D$100:.F$103])" office:value-type="float" office:value="22">
            <text:p>22</text:p>
          </table:table-cell>
          <table:table-cell table:number-columns-repeated="2" table:style-name="ce4" office:value-type="float" office:value="20">
            <text:p>20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22">
            <text:p>22</text:p>
          </table:table-cell>
          <table:table-cell table:style-name="ce4" table:number-columns-repeated="3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2">
            <text:p>22</text:p>
          </table:table-cell>
          <table:table-cell table:formula="oooc:=LOOKUP([.C102];[.D$100:.F$103])" office:value-type="float" office:value="22">
            <text:p>22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23">
            <text:p>23</text:p>
          </table:table-cell>
          <table:table-cell table:style-name="ce4" table:number-columns-repeated="3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3">
            <text:p>23</text:p>
          </table:table-cell>
          <table:table-cell table:formula="oooc:=LOOKUP([.C103];[.D$100:.F$103])" office:value-type="float" office:value="23">
            <text:p>23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4">
            <text:p>24</text:p>
          </table:table-cell>
          <table:table-cell table:style-name="ce4" table:number-columns-repeated="3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22">
            <text:p>22</text:p>
          </table:table-cell>
          <table:table-cell table:formula="oooc:=HLOOKUP([.C105];[.D$105:.G$107];3)" office:value-type="float" office:value="22">
            <text:p>22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">
            <text:p>40</text:p>
          </table:table-cell>
          <table:table-cell table:style-name="ce4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HLOOKUP</text:p>
          </table:table-cell>
          <table:table-cell table:number-columns-repeated="244"/>
        </table:table-row>
        <table:table-row table:style-name="ro2">
          <table:table-cell office:value-type="float" office:value="23">
            <text:p>23</text:p>
          </table:table-cell>
          <table:table-cell table:formula="oooc:=HLOOKUP([.C106];[.D$105:.G$107];3)" office:value-type="float" office:value="23">
            <text:p>23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table:number-columns-repeated="2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3">
            <text:p>23</text:p>
          </table:table-cell>
          <table:table-cell table:formula="oooc:=HLOOKUP([.C107];[.D$105:.G$107];3)" office:value-type="float" office:value="23">
            <text:p>23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table:number-columns-repeated="2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0">
            <text:p>20</text:p>
          </table:table-cell>
          <table:table-cell table:formula="oooc:=HLOOKUP([.C108];[.D$105:.G$107];[.D108])" office:value-type="float" office:value="20">
            <text:p>20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3">
            <text:p>13</text:p>
          </table:table-cell>
          <table:table-cell table:formula="oooc:=HLOOKUP([.C109];[.D$105:.G$107];[.D109])" office:value-type="float" office:value="13">
            <text:p>13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3">
            <text:p>23</text:p>
          </table:table-cell>
          <table:table-cell table:formula="oooc:=HLOOKUP([.C110];[.D$105:.G$107];[.D110])" office:value-type="float" office:value="23">
            <text:p>23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HLOOKUP([.C111];[.D$105:.G$107];[.D111])" office:value-type="float" office:value="0">
            <text:p>Err:502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HLOOKUP([.C112];[.D$105:.G$107];[.D112])" office:value-type="float" office:value="0">
            <text:p>Err:502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REF!</text:p>
          </table:table-cell>
          <table:table-cell table:number-columns-repeated="243"/>
        </table:table-row>
        <table:table-row table:style-name="ro2">
          <table:table-cell table:number-columns-repeated="256"/>
        </table:table-row>
        <table:table-row table:style-name="ro2">
          <table:table-cell office:value-type="float" office:value="22">
            <text:p>22</text:p>
          </table:table-cell>
          <table:table-cell table:formula="oooc:=VLOOKUP([.C114];[.D$114:.F$116];3)" office:value-type="float" office:value="22">
            <text:p>22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21">
            <text:p>21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VLOOKUP</text:p>
          </table:table-cell>
          <table:table-cell table:number-columns-repeated="244"/>
        </table:table-row>
        <table:table-row table:style-name="ro2">
          <table:table-cell office:value-type="float" office:value="23">
            <text:p>23</text:p>
          </table:table-cell>
          <table:table-cell table:formula="oooc:=VLOOKUP([.C115];[.D$114:.F$116];3)" office:value-type="float" office:value="23">
            <text:p>23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22">
            <text:p>22</text:p>
          </table:table-cell>
          <table:table-cell table:style-name="ce4" table:number-columns-repeated="3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3">
            <text:p>23</text:p>
          </table:table-cell>
          <table:table-cell table:formula="oooc:=VLOOKUP([.C116];[.D$114:.F$116];3)" office:value-type="float" office:value="23">
            <text:p>23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23">
            <text:p>23</text:p>
          </table:table-cell>
          <table:table-cell table:style-name="ce4" table:number-columns-repeated="3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0">
            <text:p>20</text:p>
          </table:table-cell>
          <table:table-cell table:formula="oooc:=VLOOKUP([.C117];[.D$114:.F$116];[.D117])" office:value-type="float" office:value="20">
            <text:p>20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3">
            <text:p>13</text:p>
          </table:table-cell>
          <table:table-cell table:formula="oooc:=VLOOKUP([.C118];[.D$114:.F$116];[.D118])" office:value-type="float" office:value="13">
            <text:p>13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3">
            <text:p>23</text:p>
          </table:table-cell>
          <table:table-cell table:formula="oooc:=VLOOKUP([.C119];[.D$114:.F$116];[.D119])" office:value-type="float" office:value="23">
            <text:p>23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VLOOKUP([.C120];[.D$114:.F$116];[.D120])" office:value-type="float" office:value="0">
            <text:p>Err:502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VLOOKUP([.C121];[.D$114:.F$116];[.D121])" office:value-type="float" office:value="0">
            <text:p>Err:502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REF!</text:p>
          </table:table-cell>
          <table:table-cell table:number-columns-repeated="243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252"/>
        </table:table-row>
        <table:table-row table:style-name="ro2">
          <table:table-cell office:value-type="float" office:value="11">
            <text:p>11</text:p>
          </table:table-cell>
          <table:table-cell table:formula="oooc:=CHOOSE([.C123];[.D123];[.E123];[.F123])" office:value-type="float" office:value="11">
            <text:p>1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CHOOSE</text:p>
          </table:table-cell>
          <table:table-cell table:number-columns-repeated="244"/>
        </table:table-row>
        <table:table-row table:style-name="ro2">
          <table:table-cell office:value-type="float" office:value="22">
            <text:p>22</text:p>
          </table:table-cell>
          <table:table-cell table:formula="oooc:=CHOOSE([.C124];[.D124];[.E124];[.F124])" office:value-type="float" office:value="22">
            <text:p>2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33">
            <text:p>33</text:p>
          </table:table-cell>
          <table:table-cell table:formula="oooc:=CHOOSE([.C125];[.D125];[.E125];[.F125])" office:value-type="float" office:value="33">
            <text:p>3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33">
            <text:p>33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CHOOSE([.C126];[.D126];[.E126];[.F126])" office:value-type="float" office:value="0">
            <text:p>Err:50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HOOSE([.C127];[.D127];[.E127];[.F127])" office:value-type="float" office:value="0">
            <text:p>Err:50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12">
            <text:p>12</text:p>
          </table:table-cell>
          <table:table-cell table:formula="oooc:=CHOOSE([.C128];[.D128];[.E128];[.F128])" office:value-type="float" office:value="12">
            <text:p>12</text:p>
          </table:table-cell>
          <table:table-cell table:style-name="ce4" office:value-type="float" office:value="2.99">
            <text:p>2.99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 table:number-rows-repeated="29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 table:number-rows-repeated="22">
          <table:table-cell table:number-columns-repeated="2"/>
          <table:table-cell table:style-name="ce4" table:number-columns-repeated="2"/>
          <table:table-cell table:number-columns-repeated="252"/>
        </table:table-row>
        <table:table-row table:style-name="ro2" table:number-rows-repeated="65356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F" svg:font-family="" style:font-family-generic="roman"/>
    <style:font-face style:name="Sans" svg:font-family="Sans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style:text-properties fo:color="#ff0000"/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style:text-properties fo:color="#ff0000"/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-</number:text>
      <number:number number: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Fr. </number:text>
      <number:number number:decimal-places="0" number:min-integer-digits="1" number:grouping="true"/>
      <number:text> </number:text>
    </number:number-style>
    <number:number-style style:name="N135P1" style:volatile="true">
      <number:text> SFr. -</number:text>
      <number:number number:decimal-places="0" number:min-integer-digits="1" number:grouping="true"/>
      <number:text> </number:text>
    </number:number-style>
    <number:number-style style:name="N135P2" style:volatile="true">
      <number:text> SFr.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-</number:text>
      <number:number number:decimal-places="2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SFr. </number:text>
      <number:number number:decimal-places="2" number:min-integer-digits="1" number:grouping="true"/>
      <number:text> </number:text>
    </number:number-style>
    <number:number-style style:name="N143P1" style:volatile="true">
      <number:text> SFr. -</number:text>
      <number:number number:decimal-places="2" number:min-integer-digits="1" number:grouping="true"/>
      <number:text> </number:text>
    </number:number-style>
    <number:number-style style:name="N143P2" style:volatile="true">
      <number:text> SFr.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8">
      <number:number number:decimal-places="8" number:min-integer-digits="1"/>
    </number:number-style>
    <number:number-style style:name="N149">
      <number:number number:decimal-places="7" number:min-integer-digits="1"/>
    </number:number-style>
    <number:number-style style:name="N150">
      <number:number number:decimal-places="6" number:min-integer-digits="1"/>
    </number:number-style>
    <number:number-style style:name="N151">
      <number:number number:decimal-places="5" number:min-integer-digits="1"/>
    </number:number-style>
    <number:number-style style:name="N152">
      <number:number number:decimal-places="4" number:min-integer-digits="1"/>
    </number:number-style>
    <number:number-style style:name="N153">
      <number:number number:decimal-places="3" number:min-integer-digits="1"/>
    </number:number-style>
    <number:number-style style:name="N156P0" style:volatile="true">
      <number:number number:decimal-places="3" number:min-integer-digits="1" number:grouping="true"/>
      <number:text> </number:text>
    </number:number-style>
    <number:number-style style:name="N156P1" style:volatile="true">
      <number:text> -</number:text>
      <number:number number:decimal-places="3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number number:decimal-places="4" number:min-integer-digits="1" number:grouping="true"/>
      <number:text> </number:text>
    </number:number-style>
    <number:number-style style:name="N159P1" style:volatile="true">
      <number:text> -</number:text>
      <number:number number:decimal-places="4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number number:decimal-places="5" number:min-integer-digits="1" number:grouping="true"/>
      <number:text> </number:text>
    </number:number-style>
    <number:number-style style:name="N162P1" style:volatile="true">
      <number:text> -</number:text>
      <number:number number:decimal-places="5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5P0" style:volatile="true">
      <number:number number:decimal-places="6" number:min-integer-digits="1" number:grouping="true"/>
      <number:text> </number:text>
    </number:number-style>
    <number:number-style style:name="N165P1" style:volatile="true">
      <number:text> -</number:text>
      <number:number number:decimal-places="6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8P0" style:volatile="true">
      <number:number number:decimal-places="1" number:min-integer-digits="1" number:grouping="true"/>
      <number:text> </number:text>
    </number:number-style>
    <number:number-style style:name="N168P1" style:volatile="true">
      <number:text> -</number:text>
      <number:number number:decimal-places="1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70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number number:decimal-places="0" number:min-integer-digits="1" number:grouping="true"/>
      <number:text> </number:text>
    </number:number-style>
    <number:number-style style:name="N178P1" style:volatile="true">
      <number:text> (</number:text>
      <number:number number:decimal-places="0" number:min-integer-digits="1" number:grouping="true"/>
      <number:text>)</number:text>
    </number:number-style>
    <number:number-style style:name="N178P2" style:volatile="true">
      <number:text> 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$</number:text>
      <number:number number:decimal-places="0" number:min-integer-digits="1" number:grouping="true"/>
      <number:text> </number:text>
    </number:number-style>
    <number:number-style style:name="N182P1" style:volatile="true">
      <number:text> $(</number:text>
      <number:number number:decimal-places="0" number:min-integer-digits="1" number:grouping="true"/>
      <number:text>)</number:text>
    </number:number-style>
    <number:number-style style:name="N182P2" style:volatile="true">
      <number:text> $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2" number:min-integer-digits="1" number:grouping="true"/>
      <number:text> </number:text>
    </number:number-style>
    <number:number-style style:name="N184P1" style:volatile="true">
      <number:text> (</number:text>
      <number:number number:decimal-places="2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$</number:text>
      <number:number number: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text>SFr. </number:text>
      <number:number number:decimal-places="0" number:min-integer-digits="1" number:grouping="true"/>
    </number:number-style>
    <number:number-style style:name="N189">
      <number:text>SFr. -</number:text>
      <number:number number:decimal-places="0" number:min-integer-digits="1" number:grouping="true"/>
      <style:map style:condition="value()&gt;=0" style:apply-style-name="N189P0"/>
    </number:number-style>
    <number:number-style style:name="N190P0" style:volatile="true">
      <number:text>SFr. </number:text>
      <number:number number:decimal-places="0" number:min-integer-digits="1" number:grouping="true"/>
    </number:number-style>
    <number:number-style style:name="N190">
      <style:text-properties fo:color="#ff0000"/>
      <number:text>SFr. -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Fr. </number:text>
      <number:number number:decimal-places="2" number:min-integer-digits="1" number:grouping="true"/>
    </number:number-style>
    <number:number-style style:name="N191">
      <number:text>SFr. -</number:text>
      <number:number number:decimal-places="2" number:min-integer-digits="1" number:grouping="true"/>
      <style:map style:condition="value()&gt;=0" style:apply-style-name="N191P0"/>
    </number:number-style>
    <number:number-style style:name="N192P0" style:volatile="true">
      <number:text>SFr. </number:text>
      <number:number number:decimal-places="2" number:min-integer-digits="1" number:grouping="true"/>
    </number:number-style>
    <number:number-style style:name="N192">
      <style:text-properties fo:color="#ff0000"/>
      <number:text>SFr. -</number:text>
      <number:number number:decimal-places="2" number:min-integer-digits="1" number:grouping="true"/>
      <style:map style:condition="value()&gt;=0" style:apply-style-name="N192P0"/>
    </number:number-style>
    <number:number-style style:name="N193P0" style:volatile="true">
      <number:text> </number:text>
      <number:number number:decimal-places="0" number:min-integer-digits="1" number:grouping="true"/>
      <number:text> </number:text>
    </number:number-style>
    <number:number-style style:name="N193P1" style:volatile="true">
      <number:text> -</number:text>
      <number:number number:decimal-places="0" number:min-integer-digits="1" number:grouping="true"/>
      <number:text> </number:text>
    </number:number-style>
    <number:number-style style:name="N193P2" style:volatile="true">
      <number:text> -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text> SFr. </number:text>
      <number:number number:decimal-places="0" number:min-integer-digits="1" number:grouping="true"/>
      <number:text> </number:text>
    </number:number-style>
    <number:number-style style:name="N194P1" style:volatile="true">
      <number:text> SFr. -</number:text>
      <number:number number:decimal-places="0" number:min-integer-digits="1" number:grouping="true"/>
      <number:text> </number:text>
    </number:number-style>
    <number:number-style style:name="N194P2" style:volatile="true">
      <number:text> SFr. -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text> </number:text>
      <number:number number:decimal-places="2" number:min-integer-digits="1" number:grouping="true"/>
      <number:text> </number:text>
    </number:number-style>
    <number:number-style style:name="N195P1" style:volatile="true">
      <number:text> -</number:text>
      <number:number number:decimal-places="2" number:min-integer-digits="1" number:grouping="true"/>
      <number:text> </number:text>
    </number:number-style>
    <number:number-style style:name="N195P2" style:volatile="true">
      <number:text> -</number:text>
      <number:number number:decimal-places="0" number:min-integer-digits="0"/>
      <number:text>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text> SFr. </number:text>
      <number:number number:decimal-places="2" number:min-integer-digits="1" number:grouping="true"/>
      <number:text> </number:text>
    </number:number-style>
    <number:number-style style:name="N196P1" style:volatile="true">
      <number:text> SFr. -</number:text>
      <number:number number:decimal-places="2" number:min-integer-digits="1" number:grouping="true"/>
      <number:text> </number:text>
    </number:number-style>
    <number:number-style style:name="N196P2" style:volatile="true">
      <number:text> SFr. -</number:text>
      <number:number number: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">
      <number:scientific-number number:decimal-places="1" number:min-integer-digits="3" number:min-exponent-digits="1"/>
    </number:number-style>
    <number:number-style style:name="N198P0" style:volatile="true">
      <number:text>$</number:text>
      <number:number number:decimal-places="0" number:min-integer-digits="1" number:grouping="true"/>
      <number:text> </number:text>
    </number:number-style>
    <number:number-style style:name="N198">
      <number:text>($</number:text>
      <number:number number:decimal-places="0" number:min-integer-digits="1" number:grouping="true"/>
      <number:text>)</number:text>
      <style:map style:condition="value()&gt;=0" style:apply-style-name="N198P0"/>
    </number:number-style>
    <number:number-style style:name="N199P0" style:volatile="true">
      <number:text>$</number:text>
      <number:number number:decimal-places="0" number:min-integer-digits="1" number:grouping="true"/>
      <number:text> </number:text>
    </number:number-style>
    <number:number-style style:name="N19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9P0"/>
    </number:number-style>
    <number:number-style style:name="N200P0" style:volatile="true">
      <number:text>$</number:text>
      <number:number number:decimal-places="2" number:min-integer-digits="1" number:grouping="true"/>
      <number:text> </number:text>
    </number:number-style>
    <number:number-style style:name="N200">
      <number:text>($</number:text>
      <number:number number:decimal-places="2" number:min-integer-digits="1" number:grouping="true"/>
      <number:text>)</number:text>
      <style:map style:condition="value()&gt;=0" style:apply-style-name="N200P0"/>
    </number:number-style>
    <number:number-style style:name="N201P0" style:volatile="true">
      <number:text>$</number:text>
      <number:number number:decimal-places="2" number:min-integer-digits="1" number:grouping="true"/>
      <number:text> </number:text>
    </number:number-style>
    <number:number-style style:name="N20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 $</number:text>
      <number:number number:decimal-places="0" number:min-integer-digits="1" number:grouping="true"/>
      <number:text> </number:text>
    </number:number-style>
    <number:number-style style:name="N202P1" style:volatile="true">
      <number:text> $(</number:text>
      <number:number number:decimal-places="0" number:min-integer-digits="1" number:grouping="true"/>
      <number:text>)</number:text>
    </number:number-style>
    <number:number-style style:name="N202P2" style:volatile="true">
      <number:text> $-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number:text> </number:text>
      <number:number number:decimal-places="0" number:min-integer-digits="1" number:grouping="true"/>
      <number:text> </number:text>
    </number:number-style>
    <number:number-style style:name="N203P1" style:volatile="true">
      <number:text> (</number:text>
      <number:number number:decimal-places="0" number:min-integer-digits="1" number:grouping="true"/>
      <number:text>)</number:text>
    </number:number-style>
    <number:number-style style:name="N203P2" style:volatile="true">
      <number:text> -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text> $</number:text>
      <number:number number:decimal-places="2" number:min-integer-digits="1" number:grouping="true"/>
      <number:text> </number:text>
    </number:number-style>
    <number:number-style style:name="N204P1" style:volatile="true">
      <number:text> $(</number:text>
      <number:number number:decimal-places="2" number:min-integer-digits="1" number:grouping="true"/>
      <number:text>)</number:text>
    </number:number-style>
    <number:number-style style:name="N204P2" style:volatile="true">
      <number:text> $-</number:text>
      <number:number number: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text> </number:text>
      <number:number number:decimal-places="2" number:min-integer-digits="1" number:grouping="true"/>
      <number:text> </number:text>
    </number:number-style>
    <number:number-style style:name="N205P1" style:volatile="true">
      <number:text> (</number:text>
      <number:number number:decimal-places="2" number:min-integer-digits="1" number:grouping="true"/>
      <number:text>)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text> </number:text>
      <number:number number:decimal-places="3" number:min-integer-digits="1" number:grouping="true"/>
      <number:text> </number:text>
    </number:number-style>
    <number:number-style style:name="N206P1" style:volatile="true">
      <number:text> -</number:text>
      <number:number number:decimal-places="3" number:min-integer-digits="1" number:grouping="true"/>
      <number:text> </number:text>
    </number:number-style>
    <number:number-style style:name="N206P2" style:volatile="true">
      <number:text> -</number:text>
      <number:number number: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text> </number:text>
      <number:number number:decimal-places="4" number:min-integer-digits="1" number:grouping="true"/>
      <number:text> </number:text>
    </number:number-style>
    <number:number-style style:name="N207P1" style:volatile="true">
      <number:text> -</number:text>
      <number:number number:decimal-places="4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text> </number:text>
      <number:number number:decimal-places="5" number:min-integer-digits="1" number:grouping="true"/>
      <number:text> </number:text>
    </number:number-style>
    <number:number-style style:name="N208P1" style:volatile="true">
      <number:text> -</number:text>
      <number:number number:decimal-places="5" number:min-integer-digits="1" number:grouping="true"/>
      <number:text> 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text> </number:text>
      <number:number number:decimal-places="6" number:min-integer-digits="1" number:grouping="true"/>
      <number:text> </number:text>
    </number:number-style>
    <number:number-style style:name="N209P1" style:volatile="true">
      <number:text> -</number:text>
      <number:number number:decimal-places="6" number:min-integer-digits="1" number:grouping="true"/>
      <number:text> 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text> </number:text>
      <number:number number:decimal-places="1" number:min-integer-digits="1" number:grouping="true"/>
      <number:text> </number:text>
    </number:number-style>
    <number:number-style style:name="N210P1" style:volatile="true">
      <number:text> -</number:text>
      <number:number number:decimal-places="1" number:min-integer-digits="1" number:grouping="true"/>
      <number:text> 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date-style style:name="N212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7P0"/>
    </number:number-style>
    <number:number-style style:name="N5138P0" style:volatile="true" number:language="en" number:country="US">
      <number:number number:decimal-places="0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8P0"/>
    </number:number-style>
    <number:number-style style:name="N5139P0" style:volatile="true" number:language="en" number:country="US">
      <number:number number:decimal-places="2" number:min-integer-digits="1" number:grouping="true"/>
      <number:text> </number:text>
    </number:number-style>
    <number:number-style style:name="N5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9P0"/>
    </number:number-style>
    <number:number-style style:name="N5140P0" style:volatile="true" number:language="en" number:country="US">
      <number:number number:decimal-places="2" number:min-integer-digits="1" number:grouping="true"/>
      <number:text> </number:text>
    </number:number-style>
    <number:number-style style:name="N5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0P0"/>
    </number:number-style>
    <number:currency-style style:name="N5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1P0"/>
    </number:currency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2P0"/>
    </number:currency-style>
    <number:currency-style style:name="N5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3P0"/>
    </number:currency-style>
    <number:currency-style style:name="N5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4P0"/>
    </number:currency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  <style:style style:name="Excel_5f_CondFormat_5f_1_5f_3_5f_1" style:display-name="Excel_CondFormat_1_3_1" style:family="table-cell" style:parent-style-name="Default">
      <style:table-cell-properties fo:background-color="#ffff0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3">05/23/2008</text:date>, <text:time>11:3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Peter Arrenbrecht</meta:initial-creator>
    <meta:creation-date>2005-11-22T22:05:38</meta:creation-date>
    <dc:creator>Peter Arrenbrecht</dc:creator>
    <dc:date>2008-05-23T11:30:17</dc:date>
    <meta:editing-cycles>3</meta:editing-cycles>
    <meta:editing-duration>PT6M33S</meta:editing-duration>
    <meta:user-defined meta:name="Info 1"/>
    <meta:user-defined meta:name="Info 2"/>
    <meta:user-defined meta:name="Info 3"/>
    <meta:user-defined meta:name="Info 4"/>
    <meta:document-statistic meta:table-count="1" meta:cell-count="756"/>
  </office:meta>
</office:document-meta>
</file>